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2,4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tation Experiments on MNIST</text:p>
          </table:table-cell>
          <table:table-cell table:number-columns-repeated="5"/>
          <table:table-cell office:value-type="string" calcext:value-type="string">
            <text:p>Rotation Experiments CIFAR</text:p>
          </table:table-cell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2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2" office:value-type="percentage" office:value="0.9772" calcext:value-type="percentage">
            <text:p>97.72%</text:p>
          </table:table-cell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string" calcext:value-type="string">
            <text:p>SCHEDULED ARUL</text:p>
          </table:table-cell>
          <table:table-cell/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7,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otNet Experiments: No Train Rot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string" calcext:value-type="string">
            <text:p>RUNNING L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16T16:27:25.996431502</dc:date>
    <meta:editing-duration>PT32M23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